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¿Qué encontrará en el inserto?</text:p>
      <text:p text:style-name="Preformatted_20_Text">CONPOSICIÓN</text:p>
      <text:p text:style-name="Preformatted_20_Text">CONDICIONES DE CONSERVACIÓN Y ALMACENAMENTO:</text:p>
      <text:p text:style-name="Preformatted_20_Text">COMPOSICIÓN</text:p>
      <text:p text:style-name="Preformatted_20_Text">ACCIÓN TERAPEUTICA</text:p>
      <text:p text:style-name="Preformatted_20_Text">INDICACIÓN</text:p>
      <text:p text:style-name="Preformatted_20_Text">ACCIÓN ARMACOLÓGICA</text:p>
      <text:p text:style-name="Preformatted_20_Text">FARMACOCINETICA</text:p>
      <text:p text:style-name="Preformatted_20_Text">ToxIcoLogiA</text:p>
      <text:p text:style-name="Preformatted_20_Text">POSOLOGIA Y MODO DE ADMINISTRACIÓN</text:p>
      <text:p text:style-name="Preformatted_20_Text">MODO DE ADMINISTRACIÓ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11" meta:word-count="27" meta:character-count="225" meta:non-whitespace-character-count="209"/>
    <meta:generator>LibreOffice/7.4.7.2$Linux_X86_64 LibreOffice_project/40$Build-2</meta:generator>
  </office:meta>
</office:document-meta>
</file>